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draw:fill="none" draw:textarea-vertical-align="middl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polygon draw:style-name="gr1" draw:text-style-name="P1" draw:layer="layout" svg:width="2.158cm" svg:height="3.809cm" svg:x="5.826cm" svg:y="6.969cm" svg:viewBox="0 0 2159 3810" draw:points="1143,0 0,762 254,2794 1524,3810 2159,2286 1905,1016 1651,508">
          <text:p/>
        </draw:polygon>
        <draw:polygon draw:style-name="gr1" draw:text-style-name="P1" draw:layer="layout" svg:width="2.285cm" svg:height="3.809cm" svg:x="8.89cm" svg:y="6.769cm" svg:viewBox="0 0 2286 3810" draw:points="381,3810 127,3048 0,1397 762,0 1778,1270 2286,2413 1524,3302 1270,3683">
          <text:p/>
        </draw:polygon>
        <draw:polygon draw:style-name="gr2" draw:text-style-name="P1" draw:layer="layout" svg:width="7.365cm" svg:height="5.333cm" svg:x="4.81cm" svg:y="6.234cm" svg:viewBox="0 0 7366 5334" draw:points="3556,0 2032,254 381,889 0,2413 254,4164 1905,5334 4318,5207 6350,4191 7366,2413 6985,1116 5207,100">
          <text:p/>
        </draw:polygon>
        <draw:polygon draw:style-name="gr1" draw:text-style-name="P1" draw:layer="layout" svg:width="2.158cm" svg:height="3.809cm" svg:x="5.826cm" svg:y="13.67cm" svg:viewBox="0 0 2159 3810" draw:points="1143,0 0,762 254,2794 1524,3810 2159,2286 1905,1016 1651,508">
          <text:p/>
        </draw:polygon>
        <draw:polygon draw:style-name="gr1" draw:text-style-name="P1" draw:layer="layout" svg:width="2.285cm" svg:height="3.809cm" svg:x="9.29cm" svg:y="13.57cm" svg:viewBox="0 0 2286 3810" draw:points="381,3810 127,3048 0,1397 762,0 1778,1270 2286,2413 1524,3302 1270,3683">
          <text:p/>
        </draw:polygon>
        <draw:polygon draw:style-name="gr2" draw:text-style-name="P1" draw:layer="layout" svg:width="7.619cm" svg:height="5.968cm" svg:x="4.937cm" svg:y="12.684cm" svg:viewBox="0 0 7620 5969" draw:points="1651,508 381,1270 0,2032 0,2921 254,4826 1651,5461 2794,5334 3429,4191 3556,3048 3683,2159 3810,3810 4318,5207 5715,5969 6985,4826 7620,3556 7620,2286 6858,889 5715,254 3810,0 2921,127">
          <text:p/>
        </draw:polygon>
        <draw:line draw:style-name="gr3" draw:text-style-name="P1" draw:layer="layout" svg:x1="7.985cm" svg:y1="9.255cm" svg:x2="9.001cm" svg:y2="9.255cm">
          <text:p/>
        </draw:line>
        <draw:line draw:style-name="gr4" draw:text-style-name="P1" draw:layer="layout" svg:x1="7.957cm" svg:y1="9.355cm" svg:x2="8.973cm" svg:y2="9.355cm">
          <text:p/>
        </draw:line>
        <draw:line draw:style-name="gr3" draw:text-style-name="P1" draw:layer="layout" svg:x1="7.985cm" svg:y1="15.986cm" svg:x2="9.382cm" svg:y2="15.986cm">
          <text:p/>
        </draw:line>
        <draw:line draw:style-name="gr3" draw:text-style-name="P1" draw:layer="layout" svg:x1="7.986cm" svg:y1="15.886cm" svg:x2="9.383cm" svg:y2="15.88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xul-ubuntu </meta:initial-creator>
    <meta:creation-date>2013-11-15T22:17:05.153885410</meta:creation-date>
    <dc:date>2013-11-15T22:38:52.651309323</dc:date>
    <dc:creator>xul-ubuntu </dc:creator>
    <meta:editing-duration>PT6M25S</meta:editing-duration>
    <meta:editing-cycles>1</meta:editing-cycles>
    <meta:document-statistic meta:object-count="10"/>
    <meta:generator>LibreOffice/4.1.2.3$Linux_X86_64 LibreOffice_project/410m0$Build-3</meta:generator>
  </office:meta>
</office:document-meta>
</file>